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margin-left="0.25in" fo:margin-right="0in" fo:text-indent="0in" style:auto-text-indent="false"/>
    </style:style>
    <style:style style:name="P2" style:family="paragraph" style:parent-style-name="Standard">
      <style:paragraph-properties fo:margin-left="0.25in" fo:margin-right="0in" fo:margin-top="0in" fo:margin-bottom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font-weight="normal" style:font-name-asian="Times New Roman1" style:font-size-asian="10pt" style:font-weight-asian="normal" style:font-name-complex="Courier New1" style:font-size-complex="10pt" style:font-weight-complex="normal"/>
    </style:style>
    <style:style style:name="P3" style:family="paragraph" style:parent-style-name="Standard">
      <style:paragraph-properties fo:margin-left="0.25in" fo:margin-right="0in" fo:margin-top="0in" fo:margin-bottom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weight="normal" style:font-weight-asian="normal" style:font-weight-complex="normal"/>
    </style:style>
    <style:style style:name="P6" style:family="paragraph" style:parent-style-name="HTML_20_Preformatted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Normal_20__28_Web_29_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0pt" style:font-name-asian="Times New Roman1" style:font-size-asian="10pt" style:font-name-complex="Courier New1" style:font-size-complex="10pt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VA TEST – 4 (Encapsulation/Static/Constructor)</text:p>
      <text:p text:style-name="P4">Que 1. Which of the following mechanisms is/are provided by Object Oriented Language to implement Object Oriented Model?<text:line-break/>a) Encapsulation<text:line-break/>b) Inheritance<text:line-break/>c) Polymorphism<text:line-break/>d) All of the mentioned</text:p>
      <text:p text:style-name="P4">2. Which of the these is the functionality of ‘Encapsulation’?<text:line-break/>a) Binds together code and data<text:line-break/>b) Using single interface for general class of actions.<text:line-break/>c) Reduce Complexity<text:line-break/>d) All of the mentioned</text:p>
      <text:p text:style-name="P4">3. How will a class protect the code inside it?<text:line-break/>a) Using Access specifiers<text:line-break/>b) Abstraction<text:line-break/>c) Use of Inheritance<text:line-break/>d) All of the mentioned</text:p>
      <text:p text:style-name="P4">4. What is the output of this program?</text:p>
      <text:p text:style-name="P2">class Test {</text:p>
      <text:p text:style-name="P2"><text:s text:c="5"/>int a;</text:p>
      <text:p text:style-name="P2"><text:s text:c="5"/>public int b;</text:p>
      <text:p text:style-name="P2"><text:s text:c="5"/>private int c;</text:p>
      <text:p text:style-name="P2"><text:s/>}</text:p>
      <text:p text:style-name="P2"><text:s/>class AcessTest {</text:p>
      <text:p text:style-name="P2"><text:s text:c="5"/>public static void main(String args[])</text:p>
      <text:p text:style-name="P2"><text:s text:c="5"/>{</text:p>
      <text:p text:style-name="P2"><text:s text:c="9"/>Test ob = new Test();</text:p>
      <text:p text:style-name="P2"><text:s text:c="9"/>ob.a = 10;</text:p>
      <text:p text:style-name="P2"><text:s text:c="9"/>ob.b = 20;</text:p>
      <text:p text:style-name="P2"><text:s text:c="9"/>ob.c = 30;</text:p>
      <text:p text:style-name="P2"><text:s text:c="9"/>System.out.println(" Output :a, b, and c" + ob.a + " " + ob.b + " " + ob.c);</text:p>
      <text:p text:style-name="P2"><text:s text:c="5"/>}</text:p>
      <text:p text:style-name="P2">}</text:p>
      <text:p text:style-name="P3"><text:span text:style-name="T3"/></text:p>
      <text:p text:style-name="P2"/>
      <text:p text:style-name="P3">5.What is the return type of Constructors? – </text:p>
      <text:p text:style-name="P3">6. Which keyword is used by method to refer to the object that invoked it? - </text:p>
      <text:p text:style-name="P3">7.________ is a method having same name as that of its class</text:p>
      <text:p text:style-name="P3"><text:s/></text:p>
      <text:p text:style-name="P3"/>
      <text:p text:style-name="P2"/>
      <text:p text:style-name="P7">8. What is the output of this program?</text:p>
      <text:p text:style-name="P1"><text:span text:style-name="T4"><text:s text:c="4"/></text:span><text:span text:style-name="kw1"><text:span text:style-name="T4">class</text:span></text:span><text:span text:style-name="T4"> box </text:span><text:span text:style-name="br0"><text:span text:style-name="T4">{</text:span></text:span></text:p>
      <text:p text:style-name="P1"><text:soft-page-break/><text:span text:style-name="T4"><text:s text:c="8"/></text:span><text:span text:style-name="kw4"><text:span text:style-name="T4">int</text:span></text:span><text:span text:style-name="T4"> width</text:span><text:span text:style-name="sy0"><text:span text:style-name="T4">;</text:span></text:span></text:p>
      <text:p text:style-name="P1"><text:span text:style-name="T4"><text:s text:c="8"/></text:span><text:span text:style-name="kw4"><text:span text:style-name="T4">int</text:span></text:span><text:span text:style-name="T4"> height</text:span><text:span text:style-name="sy0"><text:span text:style-name="T4">;</text:span></text:span></text:p>
      <text:p text:style-name="P1"><text:span text:style-name="T4"><text:s text:c="8"/></text:span><text:span text:style-name="kw4"><text:span text:style-name="T4">int</text:span></text:span><text:span text:style-name="T4"> length</text:span><text:span text:style-name="sy0"><text:span text:style-name="T4">;</text:span></text:span></text:p>
      <text:p text:style-name="P1"><text:span text:style-name="T4"><text:s text:c="8"/></text:span><text:span text:style-name="kw4"><text:span text:style-name="T4">int</text:span></text:span><text:span text:style-name="T4"> volume</text:span><text:span text:style-name="sy0"><text:span text:style-name="T4">;</text:span></text:span></text:p>
      <text:p text:style-name="P1"><text:span text:style-name="T4"><text:s text:c="8"/>box</text:span><text:span text:style-name="br0"><text:span text:style-name="T4">()</text:span></text:span><text:span text:style-name="T4"> </text:span><text:span text:style-name="br0"><text:span text:style-name="T4">{</text:span></text:span></text:p>
      <text:p text:style-name="P1"><text:span text:style-name="T4"><text:s text:c="12"/>width </text:span><text:span text:style-name="sy0"><text:span text:style-name="T4">=</text:span></text:span><text:span text:style-name="T4"> </text:span><text:span text:style-name="nu0"><text:span text:style-name="T4">5</text:span></text:span><text:span text:style-name="sy0"><text:span text:style-name="T4">;</text:span></text:span></text:p>
      <text:p text:style-name="P1"><text:span text:style-name="T4"><text:s text:c="12"/>height </text:span><text:span text:style-name="sy0"><text:span text:style-name="T4">=</text:span></text:span><text:span text:style-name="T4"> </text:span><text:span text:style-name="nu0"><text:span text:style-name="T4">5</text:span></text:span><text:span text:style-name="sy0"><text:span text:style-name="T4">;</text:span></text:span></text:p>
      <text:p text:style-name="P1"><text:span text:style-name="T4"><text:s text:c="12"/>length </text:span><text:span text:style-name="sy0"><text:span text:style-name="T4">=</text:span></text:span><text:span text:style-name="T4"> </text:span><text:span text:style-name="nu0"><text:span text:style-name="T4">6</text:span></text:span><text:span text:style-name="sy0"><text:span text:style-name="T4">;</text:span></text:span></text:p>
      <text:p text:style-name="P1"><text:span text:style-name="T4"><text:s text:c="8"/></text:span><text:span text:style-name="br0"><text:span text:style-name="T4">}</text:span></text:span></text:p>
      <text:p text:style-name="P1"><text:span text:style-name="T4"><text:s text:c="8"/></text:span><text:span text:style-name="kw4"><text:span text:style-name="T4">void</text:span></text:span><text:span text:style-name="T4"> volume</text:span><text:span text:style-name="br0"><text:span text:style-name="T4">()</text:span></text:span><text:span text:style-name="T4"> </text:span><text:span text:style-name="br0"><text:span text:style-name="T4">{</text:span></text:span></text:p>
      <text:p text:style-name="P1"><text:span text:style-name="T4"><text:s text:c="13"/>volume </text:span><text:span text:style-name="sy0"><text:span text:style-name="T4">=</text:span></text:span><text:span text:style-name="T4"> width</text:span><text:span text:style-name="sy0"><text:span text:style-name="T4">*</text:span></text:span><text:span text:style-name="T4">height</text:span><text:span text:style-name="sy0"><text:span text:style-name="T4">*</text:span></text:span><text:span text:style-name="T4">length</text:span><text:span text:style-name="sy0"><text:span text:style-name="T4">;</text:span></text:span></text:p>
      <text:p text:style-name="P1"><text:span text:style-name="T4"><text:s text:c="8"/></text:span><text:span text:style-name="br0"><text:span text:style-name="T4">}</text:span></text:span><text:span text:style-name="T4"> </text:span></text:p>
      <text:p text:style-name="P1"><text:span text:style-name="T4"><text:s text:c="4"/></text:span><text:span text:style-name="br0"><text:span text:style-name="T4">}</text:span></text:span><text:span text:style-name="T4"> <text:s text:c="3"/></text:span></text:p>
      <text:p text:style-name="P1"><text:span text:style-name="T4"><text:s text:c="4"/></text:span><text:span text:style-name="kw1"><text:span text:style-name="T4">class</text:span></text:span><text:span text:style-name="T4"> constructor_output </text:span><text:span text:style-name="br0"><text:span text:style-name="T4">{</text:span></text:span></text:p>
      <text:p text:style-name="P1"><text:span text:style-name="T4"><text:s text:c="8"/></text:span><text:span text:style-name="kw1"><text:span text:style-name="T4">public</text:span></text:span><text:span text:style-name="T4"> </text:span><text:span text:style-name="kw1"><text:span text:style-name="T4">static</text:span></text:span><text:span text:style-name="T4"> </text:span><text:span text:style-name="kw4"><text:span text:style-name="T4">void</text:span></text:span><text:span text:style-name="T4"> main</text:span><text:span text:style-name="br0"><text:span text:style-name="T4">(</text:span></text:span><text:span text:style-name="kw3"><text:span text:style-name="T4">String</text:span></text:span><text:span text:style-name="T4"> args</text:span><text:span text:style-name="br0"><text:span text:style-name="T4">[])</text:span></text:span></text:p>
      <text:p text:style-name="P1"><text:span text:style-name="T4"><text:s text:c="8"/></text:span><text:span text:style-name="br0"><text:span text:style-name="T4">{</text:span></text:span></text:p>
      <text:p text:style-name="P1"><text:span text:style-name="T4"><text:s text:c="12"/>box obj </text:span><text:span text:style-name="sy0"><text:span text:style-name="T4">=</text:span></text:span><text:span text:style-name="T4"> </text:span><text:span text:style-name="kw1"><text:span text:style-name="T4">new</text:span></text:span><text:span text:style-name="T4"> box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obj.</text:span><text:span text:style-name="me1"><text:span text:style-name="T4">volume</text:span>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</text:span><text:span text:style-name="kw3"><text:span text:style-name="T4">System</text:span></text:span><text:span text:style-name="T4">.</text:span><text:span text:style-name="me1"><text:span text:style-name="T4">out</text:span></text:span><text:span text:style-name="T4">.</text:span><text:span text:style-name="me1"><text:span text:style-name="T4">println</text:span></text:span><text:span text:style-name="br0"><text:span text:style-name="T4">(</text:span></text:span><text:span text:style-name="T4">obj.</text:span><text:span text:style-name="me1"><text:span text:style-name="T4">volume</text:span></text:span><text:span text:style-name="br0"><text:span text:style-name="T4">)</text:span></text:span><text:span text:style-name="sy0"><text:span text:style-name="T4">;</text:span></text:span></text:p>
      <text:p text:style-name="P1"><text:span text:style-name="T4"><text:s text:c="8"/></text:span><text:span text:style-name="br0"><text:span text:style-name="T4">}</text:span></text:span></text:p>
      <text:p text:style-name="P1"><text:span text:style-name="T4"><text:s text:c="3"/></text:span><text:span text:style-name="br0"><text:span text:style-name="T4">}</text:span></text:span></text:p>
      <text:p text:style-name="P4"><text:s/></text:p>
      <text:p text:style-name="P4"/>
      <text:p text:style-name="P7">9. What is the output of this program?</text:p>
      <text:p text:style-name="P1"><text:span text:style-name="T4"><text:s text:c="4"/></text:span><text:span text:style-name="kw1"><text:span text:style-name="T4">class</text:span></text:span><text:span text:style-name="T4"> area </text:span><text:span text:style-name="br0"><text:span text:style-name="T4">{</text:span></text:span></text:p>
      <text:p text:style-name="P1"><text:span text:style-name="T4"><text:s text:c="8"/></text:span><text:span text:style-name="kw4"><text:span text:style-name="T4">int</text:span></text:span><text:span text:style-name="T4"> width</text:span><text:span text:style-name="sy0"><text:span text:style-name="T4">;</text:span></text:span></text:p>
      <text:p text:style-name="P1"><text:span text:style-name="T4"><text:s text:c="8"/></text:span><text:span text:style-name="kw4"><text:span text:style-name="T4">int</text:span></text:span><text:span text:style-name="T4"> length</text:span><text:span text:style-name="sy0"><text:span text:style-name="T4">;</text:span></text:span></text:p>
      <text:p text:style-name="P1"><text:span text:style-name="T4"><text:s text:c="8"/></text:span><text:span text:style-name="kw4"><text:span text:style-name="T4">int</text:span></text:span><text:span text:style-name="T4"> area</text:span><text:span text:style-name="sy0"><text:span text:style-name="T4">;</text:span></text:span></text:p>
      <text:p text:style-name="P1"><text:span text:style-name="T4"><text:s text:c="8"/></text:span><text:span text:style-name="kw4"><text:span text:style-name="T4">void</text:span></text:span><text:span text:style-name="T4"> area</text:span><text:span text:style-name="br0"><text:span text:style-name="T4">(</text:span></text:span><text:span text:style-name="kw4"><text:span text:style-name="T4">int</text:span></text:span><text:span text:style-name="T4"> width, </text:span><text:span text:style-name="kw4"><text:span text:style-name="T4">int</text:span></text:span><text:span text:style-name="T4"> length</text:span><text:span text:style-name="br0"><text:span text:style-name="T4">)</text:span></text:span><text:span text:style-name="T4"> </text:span><text:span text:style-name="br0"><text:span text:style-name="T4">{</text:span></text:span></text:p>
      <text:p text:style-name="P1"><text:span text:style-name="T4"><text:s text:c="12"/></text:span><text:span text:style-name="kw1"><text:span text:style-name="T4">this</text:span></text:span><text:span text:style-name="T4">.</text:span><text:span text:style-name="me1"><text:span text:style-name="T4">width</text:span></text:span><text:span text:style-name="T4"> </text:span><text:span text:style-name="sy0"><text:span text:style-name="T4">=</text:span></text:span><text:span text:style-name="T4"> width</text:span><text:span text:style-name="sy0"><text:span text:style-name="T4">;</text:span></text:span></text:p>
      <text:p text:style-name="P1"><text:span text:style-name="T4"><text:s text:c="12"/></text:span><text:span text:style-name="kw1"><text:span text:style-name="T4">this</text:span></text:span><text:span text:style-name="T4">.</text:span><text:span text:style-name="me1"><text:span text:style-name="T4">length</text:span></text:span><text:span text:style-name="T4"> </text:span><text:span text:style-name="sy0"><text:span text:style-name="T4">=</text:span></text:span><text:span text:style-name="T4"> length</text:span><text:span text:style-name="sy0"><text:span text:style-name="T4">;</text:span></text:span></text:p>
      <text:p text:style-name="P1"><text:span text:style-name="T4"><text:s text:c="8"/></text:span><text:span text:style-name="br0"><text:span text:style-name="T4">}</text:span></text:span></text:p>
      <text:p text:style-name="P6"> </text:p>
      <text:p text:style-name="P1"><text:span text:style-name="T4"><text:s text:c="4"/></text:span><text:span text:style-name="br0"><text:span text:style-name="T4">}</text:span></text:span><text:span text:style-name="T4"> <text:s text:c="3"/></text:span></text:p>
      <text:p text:style-name="P1"><text:span text:style-name="T4"><text:s text:c="4"/></text:span><text:span text:style-name="kw1"><text:span text:style-name="T4">class</text:span></text:span><text:span text:style-name="T4"> Output </text:span><text:span text:style-name="br0"><text:span text:style-name="T4">{</text:span></text:span></text:p>
      <text:p text:style-name="P1"><text:span text:style-name="T4"><text:s text:c="8"/></text:span><text:span text:style-name="kw1"><text:span text:style-name="T4">public</text:span></text:span><text:span text:style-name="T4"> </text:span><text:span text:style-name="kw1"><text:span text:style-name="T4">static</text:span></text:span><text:span text:style-name="T4"> </text:span><text:span text:style-name="kw4"><text:span text:style-name="T4">void</text:span></text:span><text:span text:style-name="T4"> main</text:span><text:span text:style-name="br0"><text:span text:style-name="T4">(</text:span></text:span><text:span text:style-name="kw3"><text:span text:style-name="T4">String</text:span></text:span><text:span text:style-name="T4"> args</text:span><text:span text:style-name="br0"><text:span text:style-name="T4">[])</text:span></text:span></text:p>
      <text:p text:style-name="P1"><text:span text:style-name="T4"><text:s text:c="8"/></text:span><text:span text:style-name="br0"><text:span text:style-name="T4">{</text:span></text:span></text:p>
      <text:p text:style-name="P1"><text:span text:style-name="T4"><text:s text:c="12"/>area obj </text:span><text:span text:style-name="sy0"><text:span text:style-name="T4">=</text:span></text:span><text:span text:style-name="T4"> </text:span><text:span text:style-name="kw1"><text:span text:style-name="T4">new</text:span></text:span><text:span text:style-name="T4"> area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obj.</text:span><text:span text:style-name="me1"><text:span text:style-name="T4">area</text:span></text:span><text:span text:style-name="br0"><text:span text:style-name="T4">(</text:span></text:span><text:span text:style-name="nu0"><text:span text:style-name="T4">5</text:span></text:span><text:span text:style-name="T4"> , </text:span><text:span text:style-name="nu0"><text:span text:style-name="T4">6</text:span></text:span><text:span text:style-name="br0"><text:span text:style-name="T4">)</text:span></text:span><text:span text:style-name="sy0"><text:span text:style-name="T4">;</text:span></text:span></text:p>
      <text:p text:style-name="P1"><text:span text:style-name="T4"><text:s text:c="12"/></text:span><text:span text:style-name="kw3"><text:span text:style-name="T4">System</text:span></text:span><text:span text:style-name="T4">.</text:span><text:span text:style-name="me1"><text:span text:style-name="T4">out</text:span></text:span><text:span text:style-name="T4">.</text:span><text:span text:style-name="me1"><text:span text:style-name="T4">println</text:span></text:span><text:span text:style-name="br0"><text:span text:style-name="T4">(</text:span></text:span><text:span text:style-name="T4">obj.</text:span><text:span text:style-name="me1"><text:span text:style-name="T4">length</text:span></text:span><text:span text:style-name="T4"> </text:span><text:span text:style-name="sy0"><text:span text:style-name="T4">+</text:span></text:span><text:span text:style-name="T4"> </text:span><text:span text:style-name="st0"><text:span text:style-name="T4">" "</text:span></text:span><text:span text:style-name="T4"> </text:span><text:span text:style-name="sy0"><text:span text:style-name="T4">+</text:span></text:span><text:span text:style-name="T4"> obj.</text:span><text:span text:style-name="me1"><text:span text:style-name="T4">width</text:span></text:span><text:span text:style-name="br0"><text:span text:style-name="T4">)</text:span></text:span><text:span text:style-name="sy0"><text:span text:style-name="T4">;</text:span></text:span><text:span text:style-name="T4"> <text:s text:c="7"/></text:span></text:p>
      <text:p text:style-name="P1"><text:span text:style-name="T4"><text:s text:c="8"/></text:span><text:span text:style-name="br0"><text:span text:style-name="T4">}</text:span></text:span><text:span text:style-name="T4"> </text:span></text:p>
      <text:p text:style-name="P1"><text:span text:style-name="T4"><text:s text:c="4"/></text:span><text:span text:style-name="br0"><text:span text:style-name="T4">}</text:span></text:span></text:p>
      <text:p text:style-name="P1"><text:span text:style-name="br0"><text:span text:style-name="T4"><text:s/></text:span></text:span></text:p>
      <text:p text:style-name="P1"><text:span text:style-name="br0"><text:span text:style-name="T4"/></text:span></text:p>
      <text:p text:style-name="P1"><text:span text:style-name="br0"><text:span text:style-name="T4">10.</text:span></text:span><text:span text:style-name="T4"> Arrays in Java are implemented as________ <text:line-break/></text:span></text:p>
      <text:p text:style-name="P6">11.Which of these cannot be declared static?<text:line-break/>a) class<text:line-break/>b) object<text:line-break/>c) variable<text:line-break/>d) method</text:p>
      <text:p text:style-name="P4"/>
      <text:p text:style-name="Standard"><text:soft-page-break/><text:span text:style-name="T4">12. Which of the following statements are incorrect?<text:line-break/>a) static methods can call other static methods only.<text:line-break/>b) static methods must only access static data.<text:line-break/>c) static methods can not refer to this or super in any way.<text:line-break/>d) when object of class is declared, each object contains its own copy of static variables.<text:line-break/></text:span><text:span text:style-name="collapseomatic"><text:span text:style-name="T4"> </text:span></text:span></text:p>
      <text:p text:style-name="Normal_20__28_Web_29_"><text:span text:style-name="collapseomatic"><text:span text:style-name="T4">13.</text:span></text:span><text:span text:style-name="T4"> What is the output of this program?</text:span></text:p>
      <text:p text:style-name="P1"><text:span text:style-name="T4"><text:s text:c="4"/></text:span><text:span text:style-name="kw1"><text:span text:style-name="T4">class</text:span></text:span><text:span text:style-name="T4"> access</text:span><text:span text:style-name="br0"><text:span text:style-name="T4">{</text:span></text:span></text:p>
      <text:p text:style-name="P1"><text:span text:style-name="T4"><text:s text:c="8"/></text:span><text:span text:style-name="kw1"><text:span text:style-name="T4">public</text:span></text:span><text:span text:style-name="T4"> </text:span><text:span text:style-name="kw4"><text:span text:style-name="T4">int</text:span></text:span><text:span text:style-name="T4"> x</text:span><text:span text:style-name="sy0"><text:span text:style-name="T4">;</text:span></text:span></text:p>
      <text:p text:style-name="P1"><text:span text:style-name="T4"><text:s/><text:tab/></text:span><text:span text:style-name="kw1"><text:span text:style-name="T4">static</text:span></text:span><text:span text:style-name="T4"> </text:span><text:span text:style-name="kw4"><text:span text:style-name="T4">int</text:span></text:span><text:span text:style-name="T4"> y</text:span><text:span text:style-name="sy0"><text:span text:style-name="T4">;</text:span></text:span></text:p>
      <text:p text:style-name="P1"><text:span text:style-name="T4"><text:s text:c="8"/></text:span><text:span text:style-name="kw4"><text:span text:style-name="T4">void</text:span></text:span><text:span text:style-name="T4"> cal</text:span><text:span text:style-name="br0"><text:span text:style-name="T4">(</text:span></text:span><text:span text:style-name="kw4"><text:span text:style-name="T4">int</text:span></text:span><text:span text:style-name="T4"> a, </text:span><text:span text:style-name="kw4"><text:span text:style-name="T4">int</text:span></text:span><text:span text:style-name="T4"> b</text:span><text:span text:style-name="br0"><text:span text:style-name="T4">){</text:span></text:span></text:p>
      <text:p text:style-name="P1"><text:span text:style-name="T4"><text:s text:c="12"/>x </text:span><text:span text:style-name="sy0"><text:span text:style-name="T4">+=</text:span></text:span><text:span text:style-name="T4"> <text:s/>a </text:span><text:span text:style-name="sy0"><text:span text:style-name="T4">;</text:span></text:span></text:p>
      <text:p text:style-name="P1"><text:span text:style-name="T4"><text:s text:c="12"/>y </text:span><text:span text:style-name="sy0"><text:span text:style-name="T4">+=</text:span></text:span><text:span text:style-name="T4"> <text:s/>b</text:span><text:span text:style-name="sy0"><text:span text:style-name="T4">;</text:span></text:span></text:p>
      <text:p text:style-name="P1"><text:span text:style-name="T4"><text:s text:c="8"/></text:span><text:span text:style-name="br0"><text:span text:style-name="T4">}</text:span></text:span><text:span text:style-name="T4"> <text:s text:c="7"/></text:span></text:p>
      <text:p text:style-name="P1"><text:span text:style-name="T4"><text:s text:c="4"/></text:span><text:span text:style-name="br0"><text:span text:style-name="T4">}</text:span></text:span><text:span text:style-name="T4"> <text:s text:c="3"/></text:span></text:p>
      <text:p text:style-name="P1"><text:span text:style-name="T4"><text:s text:c="4"/></text:span><text:span text:style-name="kw1"><text:span text:style-name="T4">class</text:span></text:span><text:span text:style-name="T4"> static_specifier </text:span><text:span text:style-name="br0"><text:span text:style-name="T4">{</text:span></text:span></text:p>
      <text:p text:style-name="P1"><text:span text:style-name="T4"><text:s text:c="8"/></text:span><text:span text:style-name="kw1"><text:span text:style-name="T4">public</text:span></text:span><text:span text:style-name="T4"> </text:span><text:span text:style-name="kw1"><text:span text:style-name="T4">static</text:span></text:span><text:span text:style-name="T4"> </text:span><text:span text:style-name="kw4"><text:span text:style-name="T4">void</text:span></text:span><text:span text:style-name="T4"> main</text:span><text:span text:style-name="br0"><text:span text:style-name="T4">(</text:span></text:span><text:span text:style-name="kw3"><text:span text:style-name="T4">String</text:span></text:span><text:span text:style-name="T4"> args</text:span><text:span text:style-name="br0"><text:span text:style-name="T4">[])</text:span></text:span></text:p>
      <text:p text:style-name="P1"><text:span text:style-name="T4"><text:s text:c="8"/></text:span><text:span text:style-name="br0"><text:span text:style-name="T4">{</text:span></text:span></text:p>
      <text:p text:style-name="P1"><text:span text:style-name="T4"><text:s text:c="12"/>access obj1 </text:span><text:span text:style-name="sy0"><text:span text:style-name="T4">=</text:span></text:span><text:span text:style-name="T4"> </text:span><text:span text:style-name="kw1"><text:span text:style-name="T4">new</text:span></text:span><text:span text:style-name="T4"> access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access obj2 </text:span><text:span text:style-name="sy0"><text:span text:style-name="T4">=</text:span></text:span><text:span text:style-name="T4"> </text:span><text:span text:style-name="kw1"><text:span text:style-name="T4">new</text:span></text:span><text:span text:style-name="T4"> access</text:span><text:span text:style-name="br0"><text:span text:style-name="T4">()</text:span></text:span><text:span text:style-name="sy0"><text:span text:style-name="T4">;</text:span></text:span><text:span text:style-name="T4"> <text:s text:c="2"/></text:span></text:p>
      <text:p text:style-name="P1"><text:span text:style-name="T4"><text:s text:c="12"/>obj1.</text:span><text:span text:style-name="me1"><text:span text:style-name="T4">x</text:span></text:span><text:span text:style-name="T4"> </text:span><text:span text:style-name="sy0"><text:span text:style-name="T4">=</text:span></text:span><text:span text:style-name="T4"> </text:span><text:span text:style-name="nu0"><text:span text:style-name="T4">0</text:span></text:span><text:span text:style-name="sy0"><text:span text:style-name="T4">;</text:span></text:span></text:p>
      <text:p text:style-name="P1"><text:span text:style-name="T4"><text:s text:c="12"/>obj1.</text:span><text:span text:style-name="me1"><text:span text:style-name="T4">y</text:span></text:span><text:span text:style-name="T4"> </text:span><text:span text:style-name="sy0"><text:span text:style-name="T4">=</text:span></text:span><text:span text:style-name="T4"> </text:span><text:span text:style-name="nu0"><text:span text:style-name="T4">0</text:span></text:span><text:span text:style-name="sy0"><text:span text:style-name="T4">;</text:span></text:span></text:p>
      <text:p text:style-name="P1"><text:span text:style-name="T4"><text:s text:c="12"/>obj1.</text:span><text:span text:style-name="me1"><text:span text:style-name="T4">cal</text:span></text:span><text:span text:style-name="br0"><text:span text:style-name="T4">(</text:span></text:span><text:span text:style-name="nu0"><text:span text:style-name="T4">1</text:span></text:span><text:span text:style-name="T4">, </text:span><text:span text:style-name="nu0"><text:span text:style-name="T4">2</text:span></text:span><text:span text:style-name="br0"><text:span text:style-name="T4">)</text:span></text:span><text:span text:style-name="sy0"><text:span text:style-name="T4">;</text:span></text:span></text:p>
      <text:p text:style-name="P1"><text:span text:style-name="T4"><text:s text:c="12"/>obj2.</text:span><text:span text:style-name="me1"><text:span text:style-name="T4">x</text:span></text:span><text:span text:style-name="T4"> </text:span><text:span text:style-name="sy0"><text:span text:style-name="T4">=</text:span></text:span><text:span text:style-name="T4"> </text:span><text:span text:style-name="nu0"><text:span text:style-name="T4">0</text:span></text:span><text:span text:style-name="sy0"><text:span text:style-name="T4">;</text:span></text:span></text:p>
      <text:p text:style-name="P1"><text:span text:style-name="T4"><text:s text:c="12"/>obj2.</text:span><text:span text:style-name="me1"><text:span text:style-name="T4">cal</text:span></text:span><text:span text:style-name="br0"><text:span text:style-name="T4">(</text:span></text:span><text:span text:style-name="nu0"><text:span text:style-name="T4">2</text:span></text:span><text:span text:style-name="T4">, </text:span><text:span text:style-name="nu0"><text:span text:style-name="T4">3</text:span></text:span><text:span text:style-name="br0"><text:span text:style-name="T4">)</text:span></text:span><text:span text:style-name="sy0"><text:span text:style-name="T4">;</text:span></text:span></text:p>
      <text:p text:style-name="P1"><text:span text:style-name="T4"><text:s text:c="12"/></text:span><text:span text:style-name="kw3"><text:span text:style-name="T4">System</text:span></text:span><text:span text:style-name="T4">.</text:span><text:span text:style-name="me1"><text:span text:style-name="T4">out</text:span></text:span><text:span text:style-name="T4">.</text:span><text:span text:style-name="me1"><text:span text:style-name="T4">println</text:span></text:span><text:span text:style-name="br0"><text:span text:style-name="T4">(</text:span></text:span><text:span text:style-name="T4">obj1.</text:span><text:span text:style-name="me1"><text:span text:style-name="T4">x</text:span></text:span><text:span text:style-name="T4"> </text:span><text:span text:style-name="sy0"><text:span text:style-name="T4">+</text:span></text:span><text:span text:style-name="T4"> </text:span><text:span text:style-name="st0"><text:span text:style-name="T4">" "</text:span></text:span><text:span text:style-name="T4"> </text:span><text:span text:style-name="sy0"><text:span text:style-name="T4">+</text:span></text:span><text:span text:style-name="T4"> obj2.</text:span><text:span text:style-name="me1"><text:span text:style-name="T4">y</text:span></text:span><text:span text:style-name="br0"><text:span text:style-name="T4">)</text:span></text:span><text:span text:style-name="sy0"><text:span text:style-name="T4">;</text:span></text:span><text:span text:style-name="T4"> <text:s text:c="4"/></text:span></text:p>
      <text:p text:style-name="P1"><text:span text:style-name="T4"><text:s text:c="8"/></text:span><text:span text:style-name="br0"><text:span text:style-name="T4">}</text:span></text:span></text:p>
      <text:p text:style-name="P1"><text:span text:style-name="T4"><text:s text:c="3"/></text:span><text:span text:style-name="br0"><text:span text:style-name="T4">}</text:span></text:span></text:p>
      <text:p text:style-name="P1"><text:span text:style-name="br0"><text:span text:style-name="T4"><text:s text:c="2"/></text:span></text:span></text:p>
      <text:p text:style-name="P1"><text:span text:style-name="br0"><text:span text:style-name="T4"/></text:span></text:p>
      <text:p text:style-name="P1"><text:span text:style-name="kw4"><text:span text:style-name="T4">14.</text:span></text:span><text:span text:style-name="T4"> What is the output of this program?</text:span></text:p>
      <text:p text:style-name="P1"><text:span text:style-name="kw1"><text:span text:style-name="T4"><text:tab/>class</text:span></text:span><text:span text:style-name="T4"> access</text:span><text:span text:style-name="br0"><text:span text:style-name="T4">{</text:span></text:span></text:p>
      <text:p text:style-name="P1"><text:span text:style-name="T4"><text:s text:c="7"/></text:span><text:span text:style-name="kw1"><text:span text:style-name="T4">static</text:span></text:span><text:span text:style-name="T4"> </text:span><text:span text:style-name="kw4"><text:span text:style-name="T4">int</text:span></text:span><text:span text:style-name="T4"> x</text:span><text:span text:style-name="sy0"><text:span text:style-name="T4">;</text:span></text:span></text:p>
      <text:p text:style-name="P1"><text:span text:style-name="T4"><text:s text:c="7"/></text:span><text:span text:style-name="kw4"><text:span text:style-name="T4">void</text:span></text:span><text:span text:style-name="T4"> increment</text:span><text:span text:style-name="br0"><text:span text:style-name="T4">(){</text:span></text:span></text:p>
      <text:p text:style-name="P1"><text:span text:style-name="T4"><text:s text:c="11"/>x</text:span><text:span text:style-name="sy0"><text:span text:style-name="T4">++;</text:span></text:span></text:p>
      <text:p text:style-name="P1"><text:span text:style-name="T4"><text:s text:c="7"/></text:span><text:span text:style-name="br0"><text:span text:style-name="T4">}</text:span></text:span><text:span text:style-name="T4"> <text:s text:c="2"/></text:span></text:p>
      <text:p text:style-name="P1"><text:span text:style-name="T4"><text:s text:c="5"/></text:span><text:span text:style-name="br0"><text:span text:style-name="T4">}</text:span></text:span><text:span text:style-name="T4"> <text:s text:c="2"/></text:span></text:p>
      <text:p text:style-name="P1"><text:span text:style-name="T4"><text:s text:c="4"/></text:span><text:span text:style-name="kw1"><text:span text:style-name="T4">class</text:span></text:span><text:span text:style-name="T4"> static_use </text:span><text:span text:style-name="br0"><text:span text:style-name="T4">{</text:span></text:span></text:p>
      <text:p text:style-name="P1"><text:span text:style-name="T4"><text:s text:c="8"/></text:span><text:span text:style-name="kw1"><text:span text:style-name="T4">public</text:span></text:span><text:span text:style-name="T4"> </text:span><text:span text:style-name="kw1"><text:span text:style-name="T4">static</text:span></text:span><text:span text:style-name="T4"> </text:span><text:span text:style-name="kw4"><text:span text:style-name="T4">void</text:span></text:span><text:span text:style-name="T4"> main</text:span><text:span text:style-name="br0"><text:span text:style-name="T4">(</text:span></text:span><text:span text:style-name="kw3"><text:span text:style-name="T4">String</text:span></text:span><text:span text:style-name="T4"> args</text:span><text:span text:style-name="br0"><text:span text:style-name="T4">[])</text:span></text:span></text:p>
      <text:p text:style-name="P1"><text:span text:style-name="T4"><text:s text:c="8"/></text:span><text:span text:style-name="br0"><text:span text:style-name="T4">{</text:span></text:span></text:p>
      <text:p text:style-name="P1"><text:span text:style-name="T4"><text:s text:c="12"/>access obj1 </text:span><text:span text:style-name="sy0"><text:span text:style-name="T4">=</text:span></text:span><text:span text:style-name="T4"> </text:span><text:span text:style-name="kw1"><text:span text:style-name="T4">new</text:span></text:span><text:span text:style-name="T4"> access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access obj2 </text:span><text:span text:style-name="sy0"><text:span text:style-name="T4">=</text:span></text:span><text:span text:style-name="T4"> </text:span><text:span text:style-name="kw1"><text:span text:style-name="T4">new</text:span></text:span><text:span text:style-name="T4"> access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obj1.</text:span><text:span text:style-name="me1"><text:span text:style-name="T4">x</text:span></text:span><text:span text:style-name="T4"> </text:span><text:span text:style-name="sy0"><text:span text:style-name="T4">=</text:span></text:span><text:span text:style-name="T4"> </text:span><text:span text:style-name="nu0"><text:span text:style-name="T4">0</text:span></text:span><text:span text:style-name="sy0"><text:span text:style-name="T4">;</text:span></text:span><text:span text:style-name="T4"> <text:s text:c="2"/></text:span></text:p>
      <text:p text:style-name="P1"><text:span text:style-name="T4"><text:s text:c="12"/>obj1.</text:span><text:span text:style-name="me1"><text:span text:style-name="T4">increment</text:span>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obj2.</text:span><text:span text:style-name="me1"><text:span text:style-name="T4">increment</text:span>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</text:span><text:span text:style-name="kw3"><text:span text:style-name="T4">System</text:span></text:span><text:span text:style-name="T4">.</text:span><text:span text:style-name="me1"><text:span text:style-name="T4">out</text:span></text:span><text:span text:style-name="T4">.</text:span><text:span text:style-name="me1"><text:span text:style-name="T4">println</text:span></text:span><text:span text:style-name="br0"><text:span text:style-name="T4">(</text:span></text:span><text:span text:style-name="T4">obj1.</text:span><text:span text:style-name="me1"><text:span text:style-name="T4">x</text:span></text:span><text:span text:style-name="T4"> </text:span><text:span text:style-name="sy0"><text:span text:style-name="T4">+</text:span></text:span><text:span text:style-name="T4"> </text:span><text:span text:style-name="st0"><text:span text:style-name="T4">" "</text:span></text:span><text:span text:style-name="T4"> </text:span><text:span text:style-name="sy0"><text:span text:style-name="T4">+</text:span></text:span><text:span text:style-name="T4"> obj2.</text:span><text:span text:style-name="me1"><text:span text:style-name="T4">x</text:span></text:span><text:span text:style-name="br0"><text:span text:style-name="T4">)</text:span></text:span><text:span text:style-name="sy0"><text:span text:style-name="T4">;</text:span></text:span></text:p>
      <text:p text:style-name="P1"><text:span text:style-name="T4"><text:s text:c="12"/></text:span><text:span text:style-name="br0"><text:span text:style-name="T4">} } <text:s/></text:span></text:span></text:p>
      <text:p text:style-name="P1"><text:span text:style-name="br0"><text:span text:style-name="T4"/></text:span></text:p>
      <text:p text:style-name="P6"><text:s/></text:p>
      <text:p text:style-name="P7">15. What is the output of this program?</text:p>
      <text:p text:style-name="P1"><text:span text:style-name="T4"><text:s text:c="4"/></text:span><text:span text:style-name="kw1"><text:span text:style-name="T4">class</text:span></text:span><text:span text:style-name="T4"> static_out </text:span><text:span text:style-name="br0"><text:span text:style-name="T4">{</text:span></text:span></text:p>
      <text:p text:style-name="P1"><text:span text:style-name="T4"><text:s text:c="8"/></text:span><text:span text:style-name="kw1"><text:span text:style-name="T4">static</text:span></text:span><text:span text:style-name="T4"> </text:span><text:span text:style-name="kw4"><text:span text:style-name="T4">int</text:span></text:span><text:span text:style-name="T4"> x</text:span><text:span text:style-name="sy0"><text:span text:style-name="T4">;</text:span></text:span></text:p>
      <text:p text:style-name="P1"><text:soft-page-break/><text:span text:style-name="T4"><text:s/><text:tab/></text:span><text:span text:style-name="kw1"><text:span text:style-name="T4">static</text:span></text:span><text:span text:style-name="T4"> </text:span><text:span text:style-name="kw4"><text:span text:style-name="T4">int</text:span></text:span><text:span text:style-name="T4"> y</text:span><text:span text:style-name="sy0"><text:span text:style-name="T4">;</text:span></text:span></text:p>
      <text:p text:style-name="P1"><text:span text:style-name="T4"><text:s text:c="8"/></text:span><text:span text:style-name="kw4"><text:span text:style-name="T4">void</text:span></text:span><text:span text:style-name="T4"> add</text:span><text:span text:style-name="br0"><text:span text:style-name="T4">(</text:span></text:span><text:span text:style-name="kw4"><text:span text:style-name="T4">int</text:span></text:span><text:span text:style-name="T4"> a , </text:span><text:span text:style-name="kw4"><text:span text:style-name="T4">int</text:span></text:span><text:span text:style-name="T4"> b</text:span><text:span text:style-name="br0"><text:span text:style-name="T4">){</text:span></text:span></text:p>
      <text:p text:style-name="P1"><text:span text:style-name="T4"><text:s text:c="12"/>x </text:span><text:span text:style-name="sy0"><text:span text:style-name="T4">=</text:span></text:span><text:span text:style-name="T4"> a </text:span><text:span text:style-name="sy0"><text:span text:style-name="T4">+</text:span></text:span><text:span text:style-name="T4"> b</text:span><text:span text:style-name="sy0"><text:span text:style-name="T4">;</text:span></text:span></text:p>
      <text:p text:style-name="P1"><text:span text:style-name="T4"><text:s text:c="12"/>y </text:span><text:span text:style-name="sy0"><text:span text:style-name="T4">=</text:span></text:span><text:span text:style-name="T4"> x </text:span><text:span text:style-name="sy0"><text:span text:style-name="T4">+</text:span></text:span><text:span text:style-name="T4"> b</text:span><text:span text:style-name="sy0"><text:span text:style-name="T4">;</text:span></text:span></text:p>
      <text:p text:style-name="P1"><text:span text:style-name="T4"><text:s text:c="8"/></text:span><text:span text:style-name="br0"><text:span text:style-name="T4">}</text:span></text:span></text:p>
      <text:p text:style-name="P1"><text:span text:style-name="T4"><text:s text:c="4"/></text:span><text:span text:style-name="br0"><text:span text:style-name="T4">}</text:span></text:span><text:span text:style-name="T4"> <text:s text:c="3"/></text:span></text:p>
      <text:p text:style-name="P1"><text:span text:style-name="T4"><text:s text:c="4"/></text:span><text:span text:style-name="kw1"><text:span text:style-name="T4">class</text:span></text:span><text:span text:style-name="T4"> static_use </text:span><text:span text:style-name="br0"><text:span text:style-name="T4">{</text:span></text:span></text:p>
      <text:p text:style-name="P1"><text:span text:style-name="T4"><text:s text:c="8"/></text:span><text:span text:style-name="kw1"><text:span text:style-name="T4">public</text:span></text:span><text:span text:style-name="T4"> </text:span><text:span text:style-name="kw1"><text:span text:style-name="T4">static</text:span></text:span><text:span text:style-name="T4"> </text:span><text:span text:style-name="kw4"><text:span text:style-name="T4">void</text:span></text:span><text:span text:style-name="T4"> main</text:span><text:span text:style-name="br0"><text:span text:style-name="T4">(</text:span></text:span><text:span text:style-name="kw3"><text:span text:style-name="T4">String</text:span></text:span><text:span text:style-name="T4"> args</text:span><text:span text:style-name="br0"><text:span text:style-name="T4">[])</text:span></text:span></text:p>
      <text:p text:style-name="P1"><text:span text:style-name="T4"><text:s text:c="8"/></text:span><text:span text:style-name="br0"><text:span text:style-name="T4">{</text:span></text:span></text:p>
      <text:p text:style-name="P1"><text:span text:style-name="T4"><text:s text:c="12"/>static_out obj1 </text:span><text:span text:style-name="sy0"><text:span text:style-name="T4">=</text:span></text:span><text:span text:style-name="T4"> </text:span><text:span text:style-name="kw1"><text:span text:style-name="T4">new</text:span></text:span><text:span text:style-name="T4"> static_out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static_out obj2 </text:span><text:span text:style-name="sy0"><text:span text:style-name="T4">=</text:span></text:span><text:span text:style-name="T4"> </text:span><text:span text:style-name="kw1"><text:span text:style-name="T4">new</text:span></text:span><text:span text:style-name="T4"> static_out</text:span><text:span text:style-name="br0"><text:span text:style-name="T4">()</text:span></text:span><text:span text:style-name="sy0"><text:span text:style-name="T4">;</text:span></text:span><text:span text:style-name="T4"> <text:s text:c="2"/></text:span></text:p>
      <text:p text:style-name="P1"><text:span text:style-name="T4"><text:s text:c="12"/></text:span><text:span text:style-name="kw4"><text:span text:style-name="T4">int</text:span></text:span><text:span text:style-name="T4"> a </text:span><text:span text:style-name="sy0"><text:span text:style-name="T4">=</text:span></text:span><text:span text:style-name="T4"> </text:span><text:span text:style-name="nu0"><text:span text:style-name="T4">2</text:span></text:span><text:span text:style-name="sy0"><text:span text:style-name="T4">;</text:span></text:span></text:p>
      <text:p text:style-name="P1"><text:span text:style-name="T4"><text:s text:c="12"/>obj1.</text:span><text:span text:style-name="me1"><text:span text:style-name="T4">add</text:span></text:span><text:span text:style-name="br0"><text:span text:style-name="T4">(</text:span></text:span><text:span text:style-name="T4">a, a </text:span><text:span text:style-name="sy0"><text:span text:style-name="T4">+</text:span></text:span><text:span text:style-name="T4"> </text:span><text:span text:style-name="nu0"><text:span text:style-name="T4">1</text:span></text:span><text:span text:style-name="br0"><text:span text:style-name="T4">)</text:span></text:span><text:span text:style-name="sy0"><text:span text:style-name="T4">;</text:span></text:span></text:p>
      <text:p text:style-name="P1"><text:span text:style-name="T4"><text:s text:c="12"/>obj2.</text:span><text:span text:style-name="me1"><text:span text:style-name="T4">add</text:span></text:span><text:span text:style-name="br0"><text:span text:style-name="T4">(</text:span></text:span><text:span text:style-name="nu0"><text:span text:style-name="T4">5</text:span></text:span><text:span text:style-name="T4">, a</text:span><text:span text:style-name="br0"><text:span text:style-name="T4">)</text:span></text:span><text:span text:style-name="sy0"><text:span text:style-name="T4">;</text:span></text:span></text:p>
      <text:p text:style-name="P1"><text:span text:style-name="T4"><text:s text:c="12"/></text:span><text:span text:style-name="kw3"><text:span text:style-name="T4">System</text:span></text:span><text:span text:style-name="T4">.</text:span><text:span text:style-name="me1"><text:span text:style-name="T4">out</text:span></text:span><text:span text:style-name="T4">.</text:span><text:span text:style-name="me1"><text:span text:style-name="T4">println</text:span></text:span><text:span text:style-name="br0"><text:span text:style-name="T4">(</text:span></text:span><text:span text:style-name="T4">obj1.</text:span><text:span text:style-name="me1"><text:span text:style-name="T4">x</text:span></text:span><text:span text:style-name="T4"> </text:span><text:span text:style-name="sy0"><text:span text:style-name="T4">+</text:span></text:span><text:span text:style-name="T4"> </text:span><text:span text:style-name="st0"><text:span text:style-name="T4">" "</text:span></text:span><text:span text:style-name="T4"> </text:span><text:span text:style-name="sy0"><text:span text:style-name="T4">+</text:span></text:span><text:span text:style-name="T4"> obj2.</text:span><text:span text:style-name="me1"><text:span text:style-name="T4">y</text:span></text:span><text:span text:style-name="br0"><text:span text:style-name="T4">)</text:span></text:span><text:span text:style-name="sy0"><text:span text:style-name="T4">;</text:span></text:span><text:span text:style-name="T4"> <text:s text:c="4"/></text:span></text:p>
      <text:p text:style-name="P1"><text:span text:style-name="T4"><text:s text:c="8"/></text:span><text:span text:style-name="br0"><text:span text:style-name="T4">}</text:span></text:span></text:p>
      <text:p text:style-name="P1"><text:span text:style-name="T4"><text:s text:c="3"/></text:span><text:span text:style-name="br0"><text:span text:style-name="T4">}</text:span></text:span></text:p>
      <text:p text:style-name="P6"><text:s/></text:p>
      <text:p text:style-name="P7">16. What is the output of this program?</text:p>
      <text:p text:style-name="P1"><text:span text:style-name="T4"><text:s text:c="4"/></text:span><text:span text:style-name="kw1"><text:span text:style-name="T4">class</text:span></text:span><text:span text:style-name="T4"> Output </text:span><text:span text:style-name="br0"><text:span text:style-name="T4">{</text:span></text:span></text:p>
      <text:p text:style-name="P1"><text:span text:style-name="T4"><text:s text:c="8"/></text:span><text:span text:style-name="kw1"><text:span text:style-name="T4">public</text:span></text:span><text:span text:style-name="T4"> </text:span><text:span text:style-name="kw1"><text:span text:style-name="T4">static</text:span></text:span><text:span text:style-name="T4"> </text:span><text:span text:style-name="kw4"><text:span text:style-name="T4">void</text:span></text:span><text:span text:style-name="T4"> main</text:span><text:span text:style-name="br0"><text:span text:style-name="T4">(</text:span></text:span><text:span text:style-name="kw3"><text:span text:style-name="T4">String</text:span></text:span><text:span text:style-name="T4"> args</text:span><text:span text:style-name="br0"><text:span text:style-name="T4">[])</text:span></text:span></text:p>
      <text:p text:style-name="P1"><text:span text:style-name="T4"><text:s text:c="8"/></text:span><text:span text:style-name="br0"><text:span text:style-name="T4">{</text:span></text:span></text:p>
      <text:p text:style-name="P1"><text:span text:style-name="T4"><text:s text:c="12"/></text:span><text:span text:style-name="kw4"><text:span text:style-name="T4">int</text:span></text:span><text:span text:style-name="T4"> a1</text:span><text:span text:style-name="br0"><text:span text:style-name="T4">[]</text:span></text:span><text:span text:style-name="T4"> </text:span><text:span text:style-name="sy0"><text:span text:style-name="T4">=</text:span></text:span><text:span text:style-name="T4"> </text:span><text:span text:style-name="kw1"><text:span text:style-name="T4">new</text:span></text:span><text:span text:style-name="T4"> </text:span><text:span text:style-name="kw4"><text:span text:style-name="T4">int</text:span></text:span><text:span text:style-name="br0"><text:span text:style-name="T4">[</text:span></text:span><text:span text:style-name="nu0"><text:span text:style-name="T4">10</text:span></text:span><text:span text:style-name="br0"><text:span text:style-name="T4">]</text:span></text:span><text:span text:style-name="sy0"><text:span text:style-name="T4">;</text:span></text:span></text:p>
      <text:p text:style-name="P1"><text:span text:style-name="T4"><text:s text:c="12"/></text:span><text:span text:style-name="kw4"><text:span text:style-name="T4">int</text:span></text:span><text:span text:style-name="T4"> a2</text:span><text:span text:style-name="br0"><text:span text:style-name="T4">[]</text:span></text:span><text:span text:style-name="T4"> </text:span><text:span text:style-name="sy0"><text:span text:style-name="T4">=</text:span></text:span><text:span text:style-name="T4"> </text:span><text:span text:style-name="br0"><text:span text:style-name="T4">{</text:span></text:span><text:span text:style-name="nu0"><text:span text:style-name="T4">1</text:span></text:span><text:span text:style-name="T4">, </text:span><text:span text:style-name="nu0"><text:span text:style-name="T4">2</text:span></text:span><text:span text:style-name="T4">, </text:span><text:span text:style-name="nu0"><text:span text:style-name="T4">3</text:span></text:span><text:span text:style-name="T4">, </text:span><text:span text:style-name="nu0"><text:span text:style-name="T4">4</text:span></text:span><text:span text:style-name="T4">, </text:span><text:span text:style-name="nu0"><text:span text:style-name="T4">5</text:span></text:span><text:span text:style-name="br0"><text:span text:style-name="T4">}</text:span></text:span><text:span text:style-name="sy0"><text:span text:style-name="T4">;</text:span></text:span></text:p>
      <text:p text:style-name="P1"><text:span text:style-name="T4"><text:s text:c="12"/></text:span><text:span text:style-name="kw3"><text:span text:style-name="T4">System</text:span></text:span><text:span text:style-name="T4">.</text:span><text:span text:style-name="me1"><text:span text:style-name="T4">out</text:span></text:span><text:span text:style-name="T4">.</text:span><text:span text:style-name="me1"><text:span text:style-name="T4">println</text:span></text:span><text:span text:style-name="br0"><text:span text:style-name="T4">(</text:span></text:span><text:span text:style-name="T4">a1.</text:span><text:span text:style-name="me1"><text:span text:style-name="T4">length</text:span></text:span><text:span text:style-name="T4"> </text:span><text:span text:style-name="sy0"><text:span text:style-name="T4">+</text:span></text:span><text:span text:style-name="T4"> </text:span><text:span text:style-name="st0"><text:span text:style-name="T4">" "</text:span></text:span><text:span text:style-name="T4"> </text:span><text:span text:style-name="sy0"><text:span text:style-name="T4">+</text:span></text:span><text:span text:style-name="T4"> a2.</text:span><text:span text:style-name="me1"><text:span text:style-name="T4">length</text:span></text:span><text:span text:style-name="br0"><text:span text:style-name="T4">)</text:span></text:span><text:span text:style-name="sy0"><text:span text:style-name="T4">;</text:span></text:span></text:p>
      <text:p text:style-name="P1"><text:span text:style-name="T4"><text:s text:c="8"/></text:span><text:span text:style-name="br0"><text:span text:style-name="T4">}</text:span></text:span><text:span text:style-name="T4"> </text:span></text:p>
      <text:p text:style-name="P1"><text:span text:style-name="T4"><text:s text:c="4"/></text:span><text:span text:style-name="br0"><text:span text:style-name="T4">}</text:span></text:span></text:p>
      <text:p text:style-name="P6"><text:s/></text:p>
      <text:p text:style-name="P6"/>
      <text:p text:style-name="P7">17. What is the output of this program? <text:s/></text:p>
      <text:p text:style-name="P1"><text:span text:style-name="T4"><text:s/></text:span><text:span text:style-name="kw1"><text:span text:style-name="T4">class</text:span></text:span><text:span text:style-name="T4"> equality </text:span><text:span text:style-name="br0"><text:span text:style-name="T4">{</text:span></text:span></text:p>
      <text:p text:style-name="P1"><text:span text:style-name="T4"><text:s text:c="8"/></text:span><text:span text:style-name="kw4"><text:span text:style-name="T4">String</text:span></text:span><text:span text:style-name="T4"> x</text:span><text:span text:style-name="sy0"><text:span text:style-name="T4">;</text:span></text:span></text:p>
      <text:p text:style-name="P1"><text:span text:style-name="T4"><text:s text:c="8"/></text:span><text:span text:style-name="kw4"><text:span text:style-name="T4">String</text:span></text:span><text:span text:style-name="T4"> y</text:span><text:span text:style-name="sy0"><text:span text:style-name="T4">;</text:span></text:span></text:p>
      <text:p text:style-name="P1"><text:span text:style-name="T4"><text:s text:c="8"/></text:span><text:span text:style-name="kw4"><text:span text:style-name="T4">boolean</text:span></text:span><text:span text:style-name="T4"> isequal</text:span><text:span text:style-name="br0"><text:span text:style-name="T4">(){</text:span></text:span></text:p>
      <text:p text:style-name="P1"><text:span text:style-name="T4"><text:s text:c="12"/></text:span><text:span text:style-name="kw1"><text:span text:style-name="T4">return</text:span></text:span><text:span text:style-name="br0"><text:span text:style-name="T4">(</text:span></text:span><text:span text:style-name="T4">x </text:span><text:span text:style-name="sy0"><text:span text:style-name="T4">==</text:span></text:span><text:span text:style-name="T4"> y</text:span><text:span text:style-name="br0"><text:span text:style-name="T4">)</text:span></text:span><text:span text:style-name="sy0"><text:span text:style-name="T4">;</text:span></text:span><text:span text:style-name="T4"> <text:s/></text:span></text:p>
      <text:p text:style-name="P1"><text:span text:style-name="T4"><text:s text:c="8"/></text:span><text:span text:style-name="br0"><text:span text:style-name="T4">}</text:span></text:span><text:span text:style-name="T4"> </text:span></text:p>
      <text:p text:style-name="P1"><text:span text:style-name="T4"><text:s text:c="4"/></text:span><text:span text:style-name="br0"><text:span text:style-name="T4">}</text:span></text:span><text:span text:style-name="T4"> <text:s text:c="3"/></text:span></text:p>
      <text:p text:style-name="P1"><text:span text:style-name="T4"><text:s text:c="4"/></text:span><text:span text:style-name="kw1"><text:span text:style-name="T4">class</text:span></text:span><text:span text:style-name="T4"> Output </text:span><text:span text:style-name="br0"><text:span text:style-name="T4">{</text:span></text:span></text:p>
      <text:p text:style-name="P1"><text:span text:style-name="T4"><text:s text:c="8"/></text:span><text:span text:style-name="kw1"><text:span text:style-name="T4">public</text:span></text:span><text:span text:style-name="T4"> </text:span><text:span text:style-name="kw1"><text:span text:style-name="T4">static</text:span></text:span><text:span text:style-name="T4"> </text:span><text:span text:style-name="kw4"><text:span text:style-name="T4">void</text:span></text:span><text:span text:style-name="T4"> main</text:span><text:span text:style-name="br0"><text:span text:style-name="T4">(</text:span></text:span><text:span text:style-name="kw3"><text:span text:style-name="T4">String</text:span></text:span><text:span text:style-name="T4"> args</text:span><text:span text:style-name="br0"><text:span text:style-name="T4">[])</text:span></text:span></text:p>
      <text:p text:style-name="P1"><text:span text:style-name="T4"><text:s text:c="8"/></text:span><text:span text:style-name="br0"><text:span text:style-name="T4">{</text:span></text:span></text:p>
      <text:p text:style-name="P1"><text:span text:style-name="T4"><text:s text:c="12"/>equality obj </text:span><text:span text:style-name="sy0"><text:span text:style-name="T4">=</text:span></text:span><text:span text:style-name="T4"> </text:span><text:span text:style-name="kw1"><text:span text:style-name="T4">new</text:span></text:span><text:span text:style-name="T4"> equality</text:span><text:span text:style-name="br0"><text:span text:style-name="T4">()</text:span></text:span><text:span text:style-name="sy0"><text:span text:style-name="T4">;</text:span></text:span></text:p>
      <text:p text:style-name="P1"><text:span text:style-name="T4"><text:s text:c="12"/>obj.</text:span><text:span text:style-name="me1"><text:span text:style-name="T4">x</text:span></text:span><text:span text:style-name="T4"> </text:span><text:span text:style-name="sy0"><text:span text:style-name="T4">=</text:span></text:span><text:span text:style-name="T4"> </text:span><text:span text:style-name="nu0"><text:span text:style-name="T4">“hello”</text:span></text:span><text:span text:style-name="sy0"><text:span text:style-name="T4">;</text:span></text:span></text:p>
      <text:p text:style-name="P1"><text:span text:style-name="T4"><text:s text:c="12"/>obj.</text:span><text:span text:style-name="me1"><text:span text:style-name="T4">y</text:span></text:span><text:span text:style-name="T4"> </text:span><text:span text:style-name="sy0"><text:span text:style-name="T4">=</text:span></text:span><text:span text:style-name="T4"> “hello”</text:span><text:span text:style-name="sy0"><text:span text:style-name="T4">;</text:span></text:span></text:p>
      <text:p text:style-name="P1"><text:span text:style-name="T4"><text:s text:c="12"/></text:span><text:span text:style-name="kw3"><text:span text:style-name="T4">System</text:span></text:span><text:span text:style-name="T4">.</text:span><text:span text:style-name="me1"><text:span text:style-name="T4">out</text:span></text:span><text:span text:style-name="T4">.</text:span><text:span text:style-name="me1"><text:span text:style-name="T4">println</text:span></text:span><text:span text:style-name="br0"><text:span text:style-name="T4">(</text:span></text:span><text:span text:style-name="T4">obj.</text:span><text:span text:style-name="me1"><text:span text:style-name="T4">isequal</text:span></text:span><text:span text:style-name="br0"><text:span text:style-name="T4">())</text:span></text:span><text:span text:style-name="sy0"><text:span text:style-name="T4">;</text:span></text:span></text:p>
      <text:p text:style-name="P1"><text:span text:style-name="T4"><text:s text:c="8"/></text:span><text:span text:style-name="br0"><text:span text:style-name="T4">}</text:span></text:span><text:span text:style-name="T4"> </text:span></text:p>
      <text:p text:style-name="P1"><text:span text:style-name="T4"><text:s text:c="4"/></text:span><text:span text:style-name="br0"><text:span text:style-name="T4">}</text:span></text:span></text:p>
      <text:p text:style-name="P1"><text:span text:style-name="br0"><text:span text:style-name="T4"/></text:span></text:p>
      <text:p text:style-name="P6"><text:bookmark text:name="_GoBack"/><text:span text:style-name="br0"><text:s/></text:span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collapseomatic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kw1" style:family="text" style:parent-style-name="Default_20_Paragraph_20_Font"/>
    <style:style style:name="br0" style:family="text" style:parent-style-name="Default_20_Paragraph_20_Font"/>
    <style:style style:name="kw4" style:family="text" style:parent-style-name="Default_20_Paragraph_20_Font"/>
    <style:style style:name="sy0" style:family="text" style:parent-style-name="Default_20_Paragraph_20_Font"/>
    <style:style style:name="kw3" style:family="text" style:parent-style-name="Default_20_Paragraph_20_Font"/>
    <style:style style:name="me1" style:family="text" style:parent-style-name="Default_20_Paragraph_20_Font"/>
    <style:style style:name="nu0" style:family="text" style:parent-style-name="Default_20_Paragraph_20_Font"/>
    <style:style style:name="st0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veta</meta:initial-creator>
    <meta:editing-cycles>3</meta:editing-cycles>
    <meta:creation-date>2017-09-02T18:40:00</meta:creation-date>
    <dc:date>2019-11-07T10:38:27.55</dc:date>
    <meta:editing-duration>PT39S</meta:editing-duration>
    <meta:generator>OpenOffice/4.1.3$Win32 OpenOffice.org_project/413m1$Build-9783</meta:generator>
    <meta:document-statistic meta:table-count="0" meta:image-count="0" meta:object-count="0" meta:page-count="4" meta:paragraph-count="161" meta:word-count="655" meta:character-count="46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